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26f" officeooo:paragraph-rsid="0018a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2</text:p>
      <text:p text:style-name="P1"/>
      <text:p text:style-name="P1">Classe- Uma classe e o conjunto de informações dadas do mundo real para a implementação no mundo virtual.Deve-se usar uma classe sempre . Um exemplo disso e a criação de uma classe aluno que pode ser implemetado todos os seus dados</text:p>
      <text:p text:style-name="P1">que for pedido e ainda fazer alterações nos dados isso por meio da classe.</text:p>
      <text:p text:style-name="P1"/>
      <text:p text:style-name="P1">Objeto- Um objeto e o dado que vai ser usado na classe esse objeto ele pode ser dado pela implementação dos dados cadastrais da classe como no cadastro de um aluno que e usado os documentos como objetos.</text:p>
      <text:p text:style-name="P1">Sempre deve-se usar objetos.</text:p>
      <text:p text:style-name="P1"/>
      <text:p text:style-name="P1">Encapsulamento- O encapsulamento e o armazenamento de um objeto que é instanciado na classe e isso e possivel com o uso de get,set e is.</text:p>
      <text:p text:style-name="P1">Sempre que e usado um objeto deve-se fazer o encapsul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09:41.177274864</meta:creation-date>
    <dc:date>2019-04-22T15:12:23.701949988</dc:date>
    <meta:editing-duration>PT2M43S</meta:editing-duration>
    <meta:editing-cycles>1</meta:editing-cycles>
    <meta:document-statistic meta:table-count="0" meta:image-count="0" meta:object-count="0" meta:page-count="1" meta:paragraph-count="7" meta:word-count="134" meta:character-count="741" meta:non-whitespace-character-count="614"/>
    <meta:generator>LibreOffice/5.1.6.2$Linux_X86_64 LibreOffice_project/10m0$Build-2</meta:generator>
  </office:meta>
</office:document-meta>
</file>